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0f6c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3.2. Describe la utilidad que tiene el patch panel.</text:p>
      <text:p text:style-name="Standard"/>
      <text:p text:style-name="Standard"><text:span text:style-name="T1">R</text:span>ecib<text:span text:style-name="T1">en</text:span> el cableado procedente de los puestos de usuario, generalmente, para conectarse directamente al panel de parcheo.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0-24T15:30:48.337295990</meta:creation-date>
    <dc:date>2019-10-24T15:39:23.424649057</dc:date>
    <dc:creator>I116-05 </dc:creator>
    <meta:editing-duration>PT8M35S</meta:editing-duration>
    <meta:editing-cycles>1</meta:editing-cycles>
    <meta:document-statistic meta:table-count="0" meta:image-count="0" meta:object-count="0" meta:page-count="1" meta:paragraph-count="2" meta:word-count="26" meta:character-count="174" meta:non-whitespace-character-count="150"/>
    <meta:generator>LibreOffice/6.0.4.1$Linux_X86_64 LibreOffice_project/00m0$Build-1</meta:generator>
  </office:meta>
</office:document-meta>
</file>